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Arial" svg:font-family="Arial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'ennui. Ce n'est pas qu'il n'y a rien à faire, bien au contraire.<text:line-break/>L'ennui. Ce vieux tyran qui sort de sa boîte.<text:line-break/>L'ennui. Et une manière blessante de blesser.<text:line-break/>Insister. Ne s'engager que dans les impasses.<text:line-break/>En connaissance de cause.<text:line-break/>Je ne dirais pas consciemment. Parce que la conscience...<text:line-break/>Le sens. Rien de plus insensé que le sens.<text:line-break/>C'est absurde. Alors pourquoi y penser ? Pourquoi faire attention ?<text:line-break/>Le mieux pour arriver à avancer, ce serait de ne pas le prendre au sérieux.<text:line-break/>La gestion de l'information est, du moins à mes yeux, de mon expérience, une pathologie.<text:line-break/>Parfois, je ne vois que la face cachée de la lune.<text:line-break/>Des journées à disposition pour conduire son projet individuel.<text:line-break/>S'engager. Promettre.<text:line-break/>Un enfer. Des heures mortes. Un projet auquel je ne peux y croire. Parce que c'est un projet.<text:line-break/>L'ennui. Et la causalité, la logique n'a d'autre cours que la tyrannie de l'étouffement.<text:line-break/>Trouver au fond de soi, dans les phrases stupides de son ADN le principe actif de l'ennemi.<text:line-break/>L'ennemi, ce n'est pas l'autre. C'est l'Autre, la menace intériorisée.<text:line-break/>Je n'aime pas donner forme. Passer par les étapes nécessaires. Faire. Accepter les gestes indispensables. Dire l'évidence sans laquelle on ne peut rien dire de plus. Travailler, comme tout le monde.<text:line-break/>Peu importe que ce travaille, je l'ai choisi. J'ai choisi ?<text:line-break/>Peu importe que ce travaille, il m'intéresse. Ça m'intéresse ?<text:line-break/>Pourquoi faut-il toucher la colère pour admettre l'utilisation de mots. S’accommoder de l'erreur, l'unique vérité. Pour abandonner le silence.<text:line-break/>On ne se refait pas.<text:line-break/>Le vieux tyran ne sera jamais déboulonné. L’insurrection permanent en est une autre forme. Je suis sidéré par cette abîme que je nomme "moi". Elle avalerait l'univers entier dans ses ténèbres.<text:line-break/>Ce désir embrumé de ne pas écouter les horaires. Le cadre. Éteindre un système. Allumer le mien. Faire un pas et s'en foutre.<text:line-break/>Et qu'est-ce que ça vient foutre, justement, sur un blog ? C'est un log comme un autre. Personne n'est obligé de lire. Je laisse une trace. Éphémère.<text:line-break/></text:p>
      <text:p text:style-name="Standard">Pourquoi ?</text:p>
      <text:p text:style-name="Standard"/>
      <text:p text:style-name="Standard">Je ne sais pas. Sans péché, point de pard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/>
    <style:font-face style:name="Arial" svg:font-family="Arial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Ubuntu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Ubuntu" fo:font-size="10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Milhit</meta:initial-creator>
    <meta:creation-date>2012-03-09T19:13:28</meta:creation-date>
    <meta:editing-cycles>1</meta:editing-cycles>
    <meta:editing-duration>PT3M45S</meta:editing-duration>
    <meta:keyword>tyran</meta:keyword>
    <meta:keyword>ennui</meta:keyword>
    <meta:keyword>colère</meta:keyword>
    <meta:keyword>projet</meta:keyword>
    <dc:subject>Lutter contre ma tyrannie...</dc:subject>
    <dc:title>L'ennui</dc:title>
    <dc:date>2012-03-09T19:40:55</dc:date>
    <dc:creator>Igor Milhit</dc:creator>
    <meta:document-statistic meta:table-count="0" meta:image-count="0" meta:object-count="0" meta:page-count="1" meta:paragraph-count="3" meta:word-count="348" meta:character-count="2057" meta:non-whitespace-character-count="1711"/>
    <meta:generator>LibreOffice/3.5$Linux_x86 LibreOffice_project/350m1$Build-13</meta:generator>
    <meta:user-defined meta:name="Info 1"/>
    <meta:user-defined meta:name="Info 2"/>
    <meta:user-defined meta:name="Info 3"/>
    <meta:user-defined meta:name="Info 4"/>
  </office:meta>
</office:document-meta>
</file>